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5-10-21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5-04-08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4-09-25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4-04-17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3-04-10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3-04-04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2-09-29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2-03-29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9-29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9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5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21-04-0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10-10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10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7-1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1-15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02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4-04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2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7-26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7-04-26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6-09-22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6-03-04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5-10-16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5-07-28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5-05-28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5-03-04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4-11-18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4-05-28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4-01-1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3-03-14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3-02-1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2-09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11-05-20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09-08-26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09-05-29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08-10-06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08-06-04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08-01-09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07-09-20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07-06-27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07-04-04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07-01-03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06-08-17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06-05-03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06-02-13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05-11-09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05-07-0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05-04-0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04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04-10-07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04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03-12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03-09-17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03-06-0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03-03-20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02-12-0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02-08-0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02-04-1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01-09-1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01-06-13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01-04-0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01-01-0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00-10-06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00-08-04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2000-04-28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9-11-02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9-07-08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9-04-22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9-01-1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8-09-22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8-08-05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8-05-08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8-01-22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7-10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7-07-16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7-04-23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7-01-14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6-10-16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6-08-22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6-05-07 2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6-02-09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5-08-17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5-04-19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5-03-02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4-11-2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4-04-29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4-01-20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3-10-2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3-07-3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3-04-2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3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2-11-20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2-10-22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2-09-1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2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2-07-2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2-06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2-05-06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2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2-03-04 2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2-02-0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2-01-0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1-11-27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1-11-08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1-10-14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1-09-26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1-09-11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1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1-08-15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1-08-08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1-07-29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1-07-1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1-07-02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1-05-3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1-05-16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1-04-15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1-03-19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1-02-2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1-02-15 0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1-01-22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0-12-1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0-11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0-10-11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0-07-1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0-07-0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0-06-18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0-06-06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0-05-16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0-05-0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0-04-17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0-04-1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0-03-28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0-03-1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0-02-2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0-02-1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0-01-25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90-01-1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9-12-2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9-12-13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9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9-11-0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9-10-2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9-10-1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9-09-2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9-09-13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9-08-2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9-08-16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9-07-26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9-07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9-06-2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9-06-0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9-05-17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9-04-26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9-04-05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9-03-20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9-03-06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9-02-1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9-01-31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9-01-1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8-12-29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8-12-05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8-11-18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8-11-0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8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8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8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8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8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8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8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8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8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8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8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8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8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8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8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8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7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7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7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7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7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7-1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7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7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7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7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7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3490</text:p>
          </table:table-cell>
          <table:table-cell office:value-type="string" calcext:value-type="string">
            <text:p>AAB731</text:p>
          </table:table-cell>
          <table:table-cell office:value-type="string" calcext:value-type="string">
            <text:p>1987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482" meta:object-count="0"/>
    <meta:user-defined meta:name="AppVersion">3.0</meta:user-defined>
  </office:meta>
</office:document-meta>
</file>